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1.05pt"/>
    </style:style>
    <style:style style:name="co2" style:family="table-column">
      <style:table-column-properties fo:break-before="auto" style:column-width="147.4pt"/>
    </style:style>
    <style:style style:name="co3" style:family="table-column">
      <style:table-column-properties fo:break-before="auto" style:column-width="401.4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erial Number</text:p>
          </table:table-cell>
          <table:table-cell table:style-name="ce1" office:value-type="string" calcext:value-type="string">
            <text:p>Location (Left to Right)</text:p>
          </table:table-cell>
          <table:table-cell table:style-name="ce1" office:value-type="string" calcext:value-type="string">
            <text:p>udev ID</text:p>
          </table:table-cell>
        </table:table-row>
        <table:table-row table:style-name="ro1">
          <table:table-cell office:value-type="float" office:value="36087" calcext:value-type="float">
            <text:p>360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dev/v4l/by-id/usb-FLIR_Boson_36087-video-index0</text:p>
          </table:table-cell>
        </table:table-row>
        <table:table-row table:style-name="ro1">
          <table:table-cell office:value-type="float" office:value="29731" calcext:value-type="float">
            <text:p>297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dev/v4l/by-id/usb-FLIR_Boson_29731-video-index0</text:p>
          </table:table-cell>
        </table:table-row>
        <table:table-row table:style-name="ro1">
          <table:table-cell office:value-type="float" office:value="36086" calcext:value-type="float">
            <text:p>360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dev/v4l/by-id/usb-FLIR_Boson_36086-video-index0</text:p>
          </table:table-cell>
        </table:table-row>
        <table:table-row table:style-name="ro1">
          <table:table-cell office:value-type="float" office:value="36144" calcext:value-type="float">
            <text:p>361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dev/v4l/by-id/usb-FLIR_Boson_36144-video-index0</text:p>
          </table:table-cell>
        </table:table-row>
        <table:table-row table:style-name="ro1">
          <table:table-cell office:value-type="float" office:value="36137" calcext:value-type="float">
            <text:p>361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dev/v4l/by-id/usb-FLIR_Boson_36137-video-index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7">00/00/0000</text:date>, <text:time style:data-style-name="N2" text:time-value="18:00:58.0478231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7T16:28:46.902068888</meta:creation-date>
    <dc:date>2019-09-27T18:01:09.633485895</dc:date>
    <meta:editing-duration>PT9M53S</meta:editing-duration>
    <meta:editing-cycles>5</meta:editing-cycles>
    <meta:generator>LibreOffice/6.0.7.3$Linux_X86_64 LibreOffice_project/00m0$Build-3</meta:generator>
    <meta:document-statistic meta:table-count="1" meta:cell-count="18" meta:object-count="0"/>
  </office:meta>
</office:document-meta>
</file>